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267f99"/>
    </style:style>
    <style:style style:name="T2" style:family="text">
      <style:text-properties fo:color="#09885a"/>
    </style:style>
    <style:style style:name="T3" style:family="text">
      <style:text-properties fo:color="#795e26"/>
    </style:style>
    <style:style style:name="T4" style:family="text">
      <style:text-properties fo:color="#a31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Version: v1</text:p>
      <text:p text:style-name="P1">kind: PersistentVolume</text:p>
      <text:p text:style-name="P1">metadata:</text:p>
      <text:p text:style-name="P1">name: katib-mysql-pv</text:p>
      <text:p text:style-name="P1">labels:</text:p>
      <text:p text:style-name="P1"><text:span text:style-name="T1">type</text:span>: local</text:p>
      <text:p text:style-name="P1">spec:</text:p>
      <text:p text:style-name="P1">storageClassName: local-storage</text:p>
      <text:p text:style-name="P1">capacity:</text:p>
      <text:p text:style-name="P1">storage: <text:span text:style-name="T2">10</text:span>Gi</text:p>
      <text:p text:style-name="P1">volumeMode: Filesystem</text:p>
      <text:p text:style-name="P1">persistentVolumeReclaimPolicy: Recycle</text:p>
      <text:p text:style-name="P1">accessModes:</text:p>
      <text:p text:style-name="P1">- ReadWriteOnce</text:p>
      <text:p text:style-name="P1">claimRef:</text:p>
      <text:p text:style-name="P1">namespace: kubeflow</text:p>
      <text:p text:style-name="P1">name: katib-mysql</text:p>
      <text:p text:style-name="P1">hostPath:</text:p>
      <text:p text:style-name="P1">path: /home/kube/<text:span text:style-name="T3">all</text:span>-pvs</text:p>
      <text:p text:style-name="P1"><text:span text:style-name="T1">type</text:span>: <text:span text:style-name="T4">""</text:span></text:p>
      <text:p text:style-name="P2"/>
      <text:p text:style-name="P1">---</text:p>
      <text:p text:style-name="P1">apiVersion: v1</text:p>
      <text:p text:style-name="P1">kind: PersistentVolume</text:p>
      <text:p text:style-name="P1">metadata:</text:p>
      <text:p text:style-name="P1">name: metadata-mysql-pv</text:p>
      <text:p text:style-name="P1">labels:</text:p>
      <text:p text:style-name="P1"><text:span text:style-name="T1">type</text:span>: local</text:p>
      <text:p text:style-name="P1">spec:</text:p>
      <text:p text:style-name="P1">storageClassName: local-storage</text:p>
      <text:p text:style-name="P1">capacity:</text:p>
      <text:p text:style-name="P1">storage: <text:span text:style-name="T2">10</text:span>Gi</text:p>
      <text:p text:style-name="P1">volumeMode: Filesystem</text:p>
      <text:p text:style-name="P1">persistentVolumeReclaimPolicy: Recycle</text:p>
      <text:p text:style-name="P1">accessModes:</text:p>
      <text:p text:style-name="P1">- ReadWriteOnce</text:p>
      <text:p text:style-name="P1">claimRef:</text:p>
      <text:p text:style-name="P1">namespace: kubeflow</text:p>
      <text:p text:style-name="P1">name: metadata-mysql</text:p>
      <text:p text:style-name="P1">hostPath:</text:p>
      <text:p text:style-name="P1">path: /home/kube/<text:span text:style-name="T3">all</text:span>-pvs</text:p>
      <text:p text:style-name="P1"><text:span text:style-name="T1">type</text:span>: <text:span text:style-name="T4">""</text:span></text:p>
      <text:p text:style-name="P2"/>
      <text:p text:style-name="P1">---</text:p>
      <text:p text:style-name="P1">apiVersion: v1</text:p>
      <text:p text:style-name="P1">kind: PersistentVolume</text:p>
      <text:p text:style-name="P1">metadata:</text:p>
      <text:p text:style-name="P1">name: minio-pv</text:p>
      <text:p text:style-name="P1">labels:</text:p>
      <text:p text:style-name="P1"><text:span text:style-name="T1">type</text:span>: local</text:p>
      <text:p text:style-name="P1">spec:</text:p>
      <text:p text:style-name="P1"><text:soft-page-break/>storageClassName: local-storage</text:p>
      <text:p text:style-name="P1">capacity:</text:p>
      <text:p text:style-name="P1">storage: <text:span text:style-name="T2">20</text:span>Gi</text:p>
      <text:p text:style-name="P1">volumeMode: Filesystem</text:p>
      <text:p text:style-name="P1">persistentVolumeReclaimPolicy: Recycle</text:p>
      <text:p text:style-name="P1">accessModes:</text:p>
      <text:p text:style-name="P1">- ReadWriteOnce</text:p>
      <text:p text:style-name="P1">claimRef:</text:p>
      <text:p text:style-name="P1">namespace: kubeflow</text:p>
      <text:p text:style-name="P1">name: minio-pv-claim</text:p>
      <text:p text:style-name="P1">hostPath:</text:p>
      <text:p text:style-name="P1">path: /home/kube/<text:span text:style-name="T3">all</text:span>-pvs</text:p>
      <text:p text:style-name="P1"><text:span text:style-name="T1">type</text:span>: <text:span text:style-name="T4">""</text:span></text:p>
      <text:p text:style-name="P2"/>
      <text:p text:style-name="P1">---</text:p>
      <text:p text:style-name="P1">apiVersion: v1</text:p>
      <text:p text:style-name="P1">kind: PersistentVolume</text:p>
      <text:p text:style-name="P1">metadata:</text:p>
      <text:p text:style-name="P1">name: mysql-pv</text:p>
      <text:p text:style-name="P1">labels:</text:p>
      <text:p text:style-name="P1"><text:span text:style-name="T1">type</text:span>: local</text:p>
      <text:p text:style-name="P1">spec:</text:p>
      <text:p text:style-name="P1">storageClassName: local-storage</text:p>
      <text:p text:style-name="P1">capacity:</text:p>
      <text:p text:style-name="P1">storage: <text:span text:style-name="T2">20</text:span>Gi</text:p>
      <text:p text:style-name="P1">volumeMode: Filesystem</text:p>
      <text:p text:style-name="P1">persistentVolumeReclaimPolicy: Recycle</text:p>
      <text:p text:style-name="P1">accessModes:</text:p>
      <text:p text:style-name="P1">- ReadWriteOnce</text:p>
      <text:p text:style-name="P1">claimRef:</text:p>
      <text:p text:style-name="P1">namespace: kubeflow</text:p>
      <text:p text:style-name="P1">name: mysql-pv-claim</text:p>
      <text:p text:style-name="P1">hostPath:</text:p>
      <text:p text:style-name="P1">path: /home/kube/<text:span text:style-name="T3">all</text:span>-pvs</text:p>
      <text:p text:style-name="P1"><text:span text:style-name="T1">type</text:span>: <text:span text:style-name="T4">""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0:35:45.655631122</meta:creation-date>
    <dc:date>2020-03-19T00:36:27.878061899</dc:date>
    <meta:editing-duration>PT43S</meta:editing-duration>
    <meta:editing-cycles>1</meta:editing-cycles>
    <meta:document-statistic meta:table-count="0" meta:image-count="0" meta:object-count="0" meta:page-count="2" meta:paragraph-count="83" meta:word-count="135" meta:character-count="1264" meta:non-whitespace-character-count="1212"/>
    <meta:generator>LibreOffice/6.0.7.3$Linux_X86_64 LibreOffice_project/00m0$Build-3</meta:generator>
  </office:meta>
</office:document-meta>
</file>